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5.298cm" fo:margin-left="0cm" fo:margin-right="3.508cm" table:align="margins"/>
    </style:style>
    <style:style style:name="Таблица1.A" style:family="table-column">
      <style:table-column-properties style:column-width="9.326cm" style:rel-column-width="39951*"/>
    </style:style>
    <style:style style:name="Таблица1.B" style:family="table-column">
      <style:table-column-properties style:column-width="5.973cm" style:rel-column-width="2558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language="ru" fo:country="RU"/>
    </style:style>
    <style:style style:name="P7" style:family="paragraph" style:parent-style-name="Text_20_body">
      <style:paragraph-properties fo:text-align="center" style:justify-single-word="false"/>
      <style:text-properties style:font-name="Cambria"/>
    </style:style>
    <style:style style:name="P8" style:family="paragraph" style:parent-style-name="Text_20_body">
      <style:text-properties style:font-name="Cambria" fo:font-size="14pt" fo:language="ru" fo:country="RU" style:font-name-asian="Times New Roman3" style:font-size-asian="14pt" style:font-name-complex="Times New Roman3" style:font-size-complex="14pt"/>
    </style:style>
    <style:style style:name="P9" style:family="paragraph" style:parent-style-name="Text_20_body" style:list-style-name="L1">
      <style:text-properties style:font-name="Cambria"/>
    </style:style>
    <style:style style:name="P10" style:family="paragraph" style:parent-style-name="Text_20_body" style:list-style-name="L2">
      <style:text-properties style:font-name="Cambria" fo:language="ru" fo:country="RU"/>
    </style:style>
    <style:style style:name="P11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style:font-name-asian="Times New Roman3" style:font-name-complex="Times New Roman3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6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7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language="en" fo:country="US"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style:font-name-asian="Times New Roman3" style:font-name-complex="Times New Roman3"/>
    </style:style>
    <style:style style:name="T11" style:family="text">
      <style:text-properties fo:language="ru" fo:country="RU" fo:font-style="italic" style:font-name-asian="Times New Roman3" style:font-style-asian="italic" style:font-name-complex="Times New Roman3" style:font-style-complex="italic"/>
    </style:style>
    <style:style style:name="T12" style:family="text">
      <style:text-properties style:font-name-asian="Times New Roman3" style:font-name-complex="Times New Roman3"/>
    </style:style>
    <style:style style:name="T13" style:family="text">
      <style:text-properties fo:font-weight="bold" style:font-name-asian="Times New Roman3" style:font-weight-asian="bold" style:font-name-complex="Times New Roman3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name-asian="Times New Roman3" style:font-weight-asian="normal" style:font-name-complex="Times New Roman3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20.png" xlink:type="simple" xlink:show="embed" xlink:actuate="onLoad"/></draw:frame></text:p>
          </table:table-cell>
          <table:table-cell table:style-name="Table1.B1" office:value-type="string">
            <text:h text:style-name="P4" text:outline-level="1">Демультиплексор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6">| векторизован | Cи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020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12">Блок </text:span><text:span text:style-name="T13">векторизован</text:span><text:span text:style-name="T15">, реализует “расщепление” </text:span><text:span text:style-name="T18">векторного</text:span><text:span text:style-name="T15"> входного сигнала в отдельные выходные сигналы. Выходами могут быть как </text:span><text:span text:style-name="T17">скалярные</text:span>,<text:span text:style-name="T15"> так и </text:span><text:span text:style-name="T18">векторные</text:span><text:span text:style-name="T15"> (“многожильные”) сигналы.</text:span></text:p>
            <text:p text:style-name="P5">По умолчанию данный блок реализует демультиплексирование 2-х “жильного” входного векторного сигнала в скалярные сигналы:</text:p>
            <text:p text:style-name="P7"><draw:frame draw:style-name="fr3" draw:name="Объект1" text:anchor-type="as-char" svg:width="3.052cm" svg:height="1.265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P5"><text:span text:style-name="T12">где </text:span><text:span text:style-name="T12"><draw:frame draw:style-name="fr3" draw:name="Объект2" text:anchor-type="as-char" svg:width="2.512cm" svg:height="0.621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2">–</text:span><text:span text:style-name="T3"> </text:span><text:span text:style-name="T10">первый и второй выходной </text:span><text:span text:style-name="T11">скалярный</text:span><text:span text:style-name="T10"> сигнал блока;</text:span></text:p>
            <text:p text:style-name="P5"><text:span text:style-name="T15"><draw:frame draw:style-name="fr3" draw:name="Объект3" text:anchor-type="as-char" svg:width="3.129cm" svg:height="0.621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5">–</text:span><text:span text:style-name="T2"> </text:span><text:span text:style-name="T16">1</text:span><text:span text:style-name="T2">-</text:span><text:span text:style-name="T15">й и 2-й элементы входного </text:span><text:span text:style-name="T19">векторного</text:span><text:span text:style-name="T15"> сигнала;</text:span></text:p>
            <text:p text:style-name="P5"><text:span text:style-name="T14">Свойства</text:span>:</text:p>
            <text:list xml:id="list2093896093448195510" text:style-name="L1">
              <text:list-item>
                <text:p text:style-name="P9">Массив размерностей выходов –<text:span text:style-name="T1"> </text:span><text:span text:style-name="T9">массив целых чисел, указывающих размерности векторов каждого из выходных сигналов блока</text:span>.</text:p>
              </text:list-item>
            </text:list>
            <text:p text:style-name="P6"><text:span text:style-name="T16">Примеры</text:span> заполнения диалогового окна свойств блока: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6"><text:span text:style-name="T14">Числовое</text:span> задание свойств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8">Массив размерностей выходов</text:p>
                </table:table-cell>
                <table:table-cell table:style-name="Таблица1.B3" office:value-type="string">
                  <text:p text:style-name="P6">[2,2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14">Именованное</text:span><text:span text:style-name="T16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8">Количество портов</text:p>
                </table:table-cell>
                <table:table-cell table:style-name="Таблица1.B3" office:value-type="string">
                  <text:p text:style-name="P6">[<text:span text:style-name="T1">out1,out2,out3</text:span>]</text:p>
                </table:table-cell>
              </table:table-row>
            </table:table>
            <text:p text:style-name="P5"><text:span text:style-name="T14">Примечания</text:span>:</text:p>
            <text:list xml:id="list9097731165546958487" text:style-name="L2">
              <text:list-item>
                <text:p text:style-name="P10">Блок обрабатывает <text:span text:style-name="T19">один</text:span> входной сигнал.</text:p>
              </text:list-item>
              <text:list-item>
                <text:p text:style-name="P11"><text:span text:style-name="T4">Именованные свойства </text:span><text:span text:style-name="T20">могут быть заданы </text:span><text:span text:style-name="T4">как </text:span><text:span text:style-name="T7">локальные</text:span><text:span text:style-name="T4"> переменные модели (субмодели) во вкладке </text:span><text:span text:style-name="T7">Параметры,</text:span><text:span text:style-name="T4"> как </text:span><text:span text:style-name="T7">глобальные</text:span><text:span text:style-name="T4"> сигналы </text:span><text:soft-page-break/><text:span text:style-name="T4">проекта при помощи пункта главного меню </text:span><text:span text:style-name="T19">Сервис</text:span><text:span text:style-name="T4"> </text:span><text:span text:style-name="T5">→</text:span><text:span text:style-name="T6"> </text:span><text:span text:style-name="T8">Сигналы,</text:span><text:span text:style-name="T4"> </text:span><text:span text:style-name="T20">или как </text:span><text:span text:style-name="T19">внешние</text:span><text:span text:style-name="T20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емультиплексор</dc:title>
    <dc:date>2014-12-01T12:18:01.19</dc:date>
    <meta:generator>OpenOffice/4.1.1$Win32 OpenOffice.org_project/411m6$Build-9775</meta:generator>
    <meta:editing-duration>PT2H24M16S</meta:editing-duration>
    <meta:editing-cycles>52</meta:editing-cycles>
    <meta:document-statistic meta:table-count="2" meta:image-count="2" meta:object-count="3" meta:page-count="2" meta:paragraph-count="27" meta:word-count="145" meta:character-count="1095"/>
  </office:meta>
</office:document-meta>
</file>

<file path=Object 1/content.xml><?xml version="1.0" encoding="utf-8"?>
<math xmlns="http://www.w3.org/1998/Math/MathML">
  <semantics>
    <mtable>
      <mtr>
        <mtd>
          <mrow>
            <msub>
              <mi>y</mi>
              <mn>1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sub>
                <mi>u</mi>
                <mrow>
                  <mn>1,1</mn>
                </mrow>
              </msub>
            </mrow>
            <mrow>
              <mo stretchy="false">(</mo>
              <mrow>
                <mi>t</mi>
              </mrow>
              <mo stretchy="false">)</mo>
            </mrow>
            <mi>,</mi>
          </mrow>
        </mtd>
      </mtr>
      <mtr>
        <mtd>
          <mrow>
            <msub>
              <mi>y</mi>
              <mn>2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sub>
                <mi>u</mi>
                <mrow>
                  <mn>1,2</mn>
                </mrow>
              </msub>
            </mrow>
            <mrow>
              <mo stretchy="false">(</mo>
              <mrow>
                <mi>t</mi>
              </mrow>
              <mo stretchy="false">)</mo>
            </mrow>
            <mi>,</mi>
          </mrow>
        </mtd>
      </mtr>
    </mtable>
    <annotation encoding="StarMath 5.0">y_1(t) = u_{1,1}(t),
newline
y_2(t) = u_{1,2}(t),</annotation>
  </semantics>
</math>
</file>

<file path=Object 2/content.xml><?xml version="1.0" encoding="utf-8"?>
<math xmlns="http://www.w3.org/1998/Math/MathML">
  <semantics>
    <mrow>
      <msub>
        <mi>u</mi>
        <mrow>
          <mn>1,1</mn>
        </mrow>
      </msub>
      <mrow>
        <mo stretchy="false">(</mo>
        <mrow>
          <mi>t</mi>
        </mrow>
        <mo stretchy="false">)</mo>
      </mrow>
      <mi>,</mi>
      <mi/>
      <msub>
        <mi>u</mi>
        <mrow>
          <mn>1,2</mn>
        </mrow>
      </msub>
      <mrow>
        <mo stretchy="false">(</mo>
        <mrow>
          <mi>t</mi>
        </mrow>
        <mo stretchy="false">)</mo>
      </mrow>
    </mrow>
    <annotation encoding="StarMath 5.0">u_{1,1}(t),~u_{1,2}(t)</annotation>
  </semantics>
</math>
</file>

<file path=Object 3/content.xml><?xml version="1.0" encoding="utf-8"?>
<math xmlns="http://www.w3.org/1998/Math/MathML">
  <semantics>
    <mrow>
      <msub>
        <mi>y</mi>
        <mn>1</mn>
      </msub>
      <mrow>
        <mo stretchy="false">(</mo>
        <mrow>
          <mi>t</mi>
        </mrow>
        <mo stretchy="false">)</mo>
      </mrow>
      <mi>,</mi>
      <msub>
        <mi>y</mi>
        <mn>2</mn>
      </msub>
      <mrow>
        <mo stretchy="false">(</mo>
        <mrow>
          <mi>t</mi>
        </mrow>
        <mo stretchy="false">)</mo>
      </mrow>
    </mrow>
    <annotation encoding="StarMath 5.0">y_1(t),y_2(t)</annotation>
  </semantics>
</math>
</file>